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6.786cm" svg:height="4.363cm" svg:x="4.8cm" svg:y="15.637cm">
          <text:p text:style-name="P1">SOUTH</text:p>
          <text:p text:style-name="P1">LEF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85cm" svg:height="4.363cm" svg:x="11.429cm" svg:y="15.637cm">
          <text:p text:style-name="P1">SOUTH</text:p>
          <text:p text:style-name="P1">MIDD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86cm" svg:height="4.363cm" svg:x="18.214cm" svg:y="15.637cm">
          <text:p text:style-name="P1">SOUTH</text:p>
          <text:p text:style-name="P1">RIGH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53cm" svg:height="4.363cm" svg:x="4.6cm" svg:y="1cm">
          <text:p text:style-name="P1">NORTH</text:p>
          <text:p text:style-name="P1">LEF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53cm" svg:height="4.363cm" svg:x="11.294cm" svg:y="1cm">
          <text:p text:style-name="P1">NORTH</text:p>
          <text:p text:style-name="P1">MIDD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53cm" svg:height="4.363cm" svg:x="18.147cm" svg:y="1cm">
          <text:p text:style-name="P1">NORTH</text:p>
          <text:p text:style-name="P1">RIGH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96cm" svg:height="6.395cm" svg:x="1cm" svg:y="1cm">
          <text:p text:style-name="P1">WEST</text:p>
          <text:p text:style-name="P1">TO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96cm" svg:height="6.395cm" svg:x="1cm" svg:y="7.303cm">
          <text:p text:style-name="P1">WEST</text:p>
          <text:p text:style-name="P1">MIDD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96cm" svg:height="6.395cm" svg:x="1cm" svg:y="13.605cm">
          <text:p text:style-name="P1">WEST</text:p>
          <text:p text:style-name="P1">BOTTO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96cm" svg:height="6.394cm" svg:x="24.904cm" svg:y="7.301cm">
          <text:p text:style-name="P1">EAST</text:p>
          <text:p text:style-name="P1">MIDD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96cm" svg:height="6.395cm" svg:x="24.904cm" svg:y="1cm">
          <text:p text:style-name="P1">EAST</text:p>
          <text:p text:style-name="P1">TO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96cm" svg:height="6.395cm" svg:x="24.904cm" svg:y="13.605cm">
          <text:p text:style-name="P1">EAST</text:p>
          <text:p text:style-name="P1">BOTTOM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cin Haber</meta:initial-creator>
    <meta:creation-date>2012-04-19T18:35:40</meta:creation-date>
    <dc:date>2012-04-19T18:50:39</dc:date>
    <dc:creator>Marcin Haber</dc:creator>
    <meta:editing-duration>PT15M1S</meta:editing-duration>
    <meta:editing-cycles>1</meta:editing-cycles>
    <meta:document-statistic meta:object-count="12"/>
    <meta:generator>LibreOffice/3.3$Unix LibreOffice_project/330m19$Build-401</meta:generator>
  </office:meta>
</office:document-meta>
</file>